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Задание</mi>
            <mi mathvariant="italic">по</mi>
            <mi mathvariant="italic">алгебре</mi>
            <mi mathvariant="italic">на</mi>
            <mn>14</mn>
            <mi mathvariant="italic">февраля</mi>
          </mrow>
        </mtd>
      </mtr>
      <mtr>
        <mtd>
          <mrow>
            <mn>1</mn>
            <mo stretchy="false">)</mo>
            <mn>.</mn>
            <mi>cos</mi>
            <mfrac>
              <mi>x</mi>
              <mn>4</mn>
            </mfrac>
            <mi>cos</mi>
            <mfrac>
              <mi>x</mi>
              <mn>2</mn>
            </mfrac>
            <mi>cos</mi>
            <mrow>
              <mi>x</mi>
              <mo stretchy="false">=</mo>
              <mfrac>
                <mn>1</mn>
                <mn>8</mn>
              </mfrac>
            </mrow>
          </mrow>
        </mtd>
      </mtr>
      <mtr>
        <mtd>
          <mrow>
            <mn>2</mn>
            <mo stretchy="false">)</mo>
            <mn>.</mn>
            <mn>2</mn>
            <mi mathvariant="italic">ctg</mi>
            <mrow>
              <mn>3x</mn>
              <mo stretchy="false">−</mo>
              <mn>2</mn>
            </mrow>
            <mi mathvariant="italic">tg</mi>
            <mrow>
              <mn>3x</mn>
              <mo stretchy="false">−</mo>
              <mn>4</mn>
            </mrow>
            <mi mathvariant="italic">tg</mi>
            <mrow>
              <mn>6x</mn>
              <mo stretchy="false">=</mo>
              <mn>1</mn>
            </mrow>
          </mrow>
        </mtd>
      </mtr>
      <mtr>
        <mtd>
          <mrow>
            <mn>3</mn>
            <mo stretchy="false">)</mo>
            <mn>.</mn>
            <mn>4</mn>
            <msup>
              <mi>cos</mi>
              <mn>2</mn>
            </msup>
            <mrow>
              <mfrac>
                <mn>2</mn>
                <mi>x</mi>
              </mfrac>
              <mo stretchy="false">−</mo>
              <mn>2</mn>
            </mrow>
            <mi>cos</mi>
            <mfrac>
              <mn>2</mn>
              <mi>x</mi>
            </mfrac>
            <mi>sin</mi>
            <mrow>
              <mrow>
                <mfrac>
                  <mn>2</mn>
                  <mi>x</mi>
                </mfrac>
                <mo stretchy="false">−</mo>
                <mn>1</mn>
              </mrow>
              <mo stretchy="false">=</mo>
              <mn>0</mn>
            </mrow>
          </mrow>
        </mtd>
      </mtr>
      <mtr>
        <mtd>
          <mrow>
            <mn>4</mn>
            <mo stretchy="false">)</mo>
            <mn>.</mn>
            <mn>15</mn>
            <mi>cos</mi>
            <mrow>
              <mi>x</mi>
              <mo stretchy="false">−</mo>
              <mn>8</mn>
            </mrow>
            <mi>sin</mi>
            <mrow>
              <mi>x</mi>
              <mo stretchy="false">=</mo>
              <mn>8,5</mn>
            </mrow>
          </mrow>
        </mtd>
      </mtr>
      <mtr>
        <mtd>
          <mrow>
            <mn>5</mn>
            <mo stretchy="false">)</mo>
            <mn>.</mn>
            <mrow>
              <mfrac>
                <mrow>
                  <mn>2</mn>
                  <mi>sin</mi>
                  <mrow>
                    <mi>x</mi>
                    <mo stretchy="false">−</mo>
                    <msqrt>
                      <mn>3</mn>
                    </msqrt>
                  </mrow>
                </mrow>
                <mrow>
                  <mn>2</mn>
                  <mi>cos</mi>
                  <mrow>
                    <mi>x</mi>
                    <mo stretchy="false">+</mo>
                    <mn>1</mn>
                  </mrow>
                </mrow>
              </mfrac>
              <mo stretchy="false">=</mo>
              <mn>0</mn>
            </mrow>
          </mrow>
        </mtd>
      </mtr>
      <mtr>
        <mtd>
          <mrow>
            <mn>6</mn>
            <mo stretchy="false">)</mo>
            <mn>.</mn>
            <mi>cos</mi>
            <mrow>
              <mfrac>
                <mi>x</mi>
                <mn>2</mn>
              </mfrac>
              <mo stretchy="false">−</mo>
              <msqrt>
                <mn>3</mn>
              </msqrt>
            </mrow>
            <mi>sin</mi>
            <mrow>
              <mfrac>
                <mi>x</mi>
                <mn>2</mn>
              </mfrac>
              <mo stretchy="false">≤</mo>
              <msqrt>
                <mn>3</mn>
              </msqrt>
            </mrow>
          </mrow>
        </mtd>
      </mtr>
    </mtable>
    <annotation encoding="StarMath 5.0">Задание по алгебре на 14 февраля newline 
1\). cos x over 4 cos x over 2 cos x = 1 over 8 newline
2\). 2 ctg 3x - 2 tg 3x - 4 tg 6x = 1 newline
3\). 4 cos^2 2 over x - 2 cos 2 over x sin 2 over x - 1 = 0 newline
4\). 15 cos x - 8 sin x = 8,5 newline
5\). {2 sin x - sqrt 3} over {2 cos x + 1} = 0 newline
6\). cos x over 2 - sqrt 3 sin x over 2 &lt;= sqrt 3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haRash </meta:initial-creator>
    <meta:creation-date>2014-02-12T17:34:49.298750941</meta:creation-date>
    <meta:generator>LibreOffice/4.1.3.2$Linux_x86 LibreOffice_project/410m0$Build-2</meta:generator>
  </office:meta>
</office:document-meta>
</file>